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oolean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ooleanHolder.equal_to( XmlObjec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.compute_text( NamespaceManager n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ooleanHolder.compare_to( XmlObjec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.validateLexical( String v , Valid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BooleanHolder.value_hash_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ooleanHolder.set_boolean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